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156082"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595959" fo:font-size="10pt" style:font-size-asian="10pt" style:font-size-complex="10pt"/>
    </style:style>
    <style:style style:name="T9" style:parent-style-name="DefaultParagraphFont" style:family="text">
      <style:text-properties fo:color="#595959" fo:font-size="10pt" style:font-size-asian="10pt" style:font-size-complex="10pt"/>
    </style:style>
    <style:style style:name="T10" style:parent-style-name="DefaultParagraphFont" style:family="text">
      <style:text-properties fo:color="#595959" fo:font-size="10pt" style:font-size-asian="10pt" style:font-size-complex="10pt"/>
    </style:style>
    <style:style style:name="P11" style:parent-style-name="Normal" style:family="paragraph">
      <style:paragraph-properties fo:text-align="end"/>
    </style:style>
    <style:style style:name="T12" style:parent-style-name="DefaultParagraphFont" style:family="text">
      <style:text-properties fo:text-transform="uppercase" fo:color="#156082" fo:font-size="32pt" style:font-size-asian="32pt" style:font-size-complex="32pt"/>
    </style:style>
    <style:style style:name="T13" style:parent-style-name="DefaultParagraphFont" style:family="text">
      <style:text-properties fo:text-transform="uppercase" fo:color="#156082" fo:font-size="32pt" style:font-size-asian="32pt" style:font-size-complex="32pt"/>
    </style:style>
    <style:style style:name="P14" style:parent-style-name="Normal" style:family="paragraph">
      <style:paragraph-properties fo:text-align="end"/>
    </style:style>
    <style:style style:name="T15" style:parent-style-name="DefaultParagraphFont"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style:font-name-complex="Times New Roman" fo:font-weight="bold" style:font-weight-asian="bold" style:font-weight-complex="bold"/>
    </style:style>
    <style:style style:name="P19" style:parent-style-name="TOC1" style:family="paragraph">
      <style:paragraph-properties>
        <style:tab-stops>
          <style:tab-stop style:type="right" style:leader-style="dotted" style:leader-text="." style:position="7.493in"/>
        </style:tab-stops>
      </style:paragraph-properties>
    </style:style>
    <style:style style:name="T20" style:parent-style-name="Hyperlink" style:family="text">
      <style:text-properties style:font-name="Times New Roman" style:font-name-complex="Times New Roman" fo:font-weight="bold" style:font-weight-asian="bold" style:font-weight-complex="bold"/>
    </style:style>
    <style:style style:name="P21" style:parent-style-name="TOC1" style:family="paragraph">
      <style:paragraph-properties>
        <style:tab-stops>
          <style:tab-stop style:type="right" style:leader-style="dotted" style:leader-text="." style:position="7.493in"/>
        </style:tab-stops>
      </style:paragraph-properties>
    </style:style>
    <style:style style:name="T22" style:parent-style-name="Hyperlink" style:family="text">
      <style:text-properties style:font-name="Times New Roman" style:font-name-complex="Times New Roman" fo:font-weight="bold" style:font-weight-asian="bold" style:font-weight-complex="bold"/>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style:font-name-complex="Times New Roman" fo:font-weight="bold" style:font-weight-asian="bold" style:font-weight-complex="bold"/>
    </style:style>
    <style:style style:name="P25" style:parent-style-name="Normal" style:family="paragraph">
      <style:paragraph-properties fo:break-before="page"/>
    </style:style>
    <style:style style:name="P26"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27"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3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52" text:anchor-type="paragraph" svg:x="0.25069in" svg:y="8.99792in" svg:width="7.99861in" svg:height="1.00278in" style:rel-width="scale" style:rel-height="scale"><draw:text-box><text:p text:style-name="P2"><text:span text:style-name="T3">Malamski,Dimitar D.S.</text:span></text:p><text:p text:style-name="P4"><text:span text:style-name="T5">mitemalamata@gmail.com</text:span></text:p></draw:text-box><svg:title/><svg:desc/></draw:frame><draw:frame draw:z-index="251661312" draw:id="id4" draw:style-name="a5" draw:name="Text Box 53" text:anchor-type="paragraph" svg:x="0.25069in" svg:y="7.7in" svg:width="7.99861in" svg:height="0.58333in" style:rel-width="scale" style:rel-height="scale"><draw:text-box><text:p text:style-name="P6">Additional info:</text:p><text:p text:style-name="P7"><text:span text:style-name="T8">Done for Semester 2, software engineering at Fontys ICT, Eindhoven, The</text:span><text:span text:style-name="T9"><text:line-break/></text:span><text:span text:style-name="T10">Netherlands</text:span></text:p></draw:text-box><svg:title/><svg:desc/></draw:frame><draw:frame draw:z-index="251659264" draw:id="id5" draw:style-name="a6" draw:name="Text Box 54" text:anchor-type="paragraph" svg:x="0.25069in" svg:y="3.3in" svg:width="7.99861in" svg:height="3.98611in" style:rel-width="scale" style:rel-height="scale"><draw:text-box><text:p text:style-name="P11"><text:span text:style-name="T12">Reflection on Project Expectations vs. Actual Outcomes</text:span><text:span text:style-name="T13"><text:line-break/>( Eventflow )</text:span></text:p><text:p text:style-name="P14"><text:span text:style-name="T15">Created By: Dimitar Malamski</text:span></text:p></draw:text-box><svg:title/><svg:desc/></draw:frame></text:p>
      <text:p text:style-name="P16"/>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201224747" office:target-frame-name="_top" xlink:show="replace"><text:span text:style-name="T18">Abstract</text:span><text:tab/>2</text:a></text:p>
          <text:p text:style-name="P19"><text:a xlink:href="#_Toc201224748" office:target-frame-name="_top" xlink:show="replace"><text:span text:style-name="T20">What I Managed To Complete</text:span><text:tab/>2</text:a></text:p>
          <text:p text:style-name="P21"><text:a xlink:href="#_Toc201224749" office:target-frame-name="_top" xlink:show="replace"><text:span text:style-name="T22">What Changed Along The Way</text:span><text:tab/>2</text:a></text:p>
          <text:p text:style-name="P23"><text:a xlink:href="#_Toc201224750" office:target-frame-name="_top" xlink:show="replace"><text:span text:style-name="T24">Reflection</text:span><text:tab/>3</text:a></text:p>
        </text:index-body>
      </text:table-of-content>
      <text:p text:style-name="Normal"/>
      <text:p text:style-name="P25"/>
      <text:h text:style-name="P26" text:outline-level="1"><text:bookmark-start text:name="_Toc201224747"/><text:soft-page-break/>Abstract<text:bookmark-end text:name="_Toc201224747"/></text:h>
      <text:p text:style-name="Normal">The purpose of creating this document is the fact that I want to reflect upon the expected results I had in mind before starting the project and the actual results I came up with at the end of the semester. I want to share my progress and the things I believe I did good and the things I think should be improved for future projects.</text:p>
      <text:h text:style-name="P27" text:outline-level="1"><text:bookmark-start text:name="_Toc201224748"/>What I Managed To Complete<text:bookmark-end text:name="_Toc201224748"/></text:h>
      <text:p text:style-name="Normal">Over the course of the semester I can confidently say that I am glad with the progress I made in my individual assignment. There were some frustrating moments and there were some moments of solid, without any errors, work. After reading though the<text:s/><text:span text:style-name="T28">Project proposal</text:span><text:s/>and<text:s/><text:span text:style-name="T29">MoSCoW</text:span><text:span text:style-name="T30"><text:s/></text:span>document<text:span text:style-name="T31"><text:s/></text:span>I will begin with the things I managed to complete and the things I did not.<text:s/></text:p>
      <text:p text:style-name="Normal">First, all of the<text:s/><text:span text:style-name="T32">must-have</text:span><text:s/>functionalities are successfully integrated in the project. A solid login system with hashed passwords is present. Moreover, the “<text:span text:style-name="T33">Login as Guest</text:span>” functionality is also integrated. The data for all the national events is present in the normal calendar, while in the personal calendar, the users can perform CRUD operation upon they personal events. Lastly, a role-based system<text:s/>is also present.<text:s/></text:p>
      <text:p text:style-name="Normal">From the should-have functionalities, only one of them is successfully there and that is the categorizing of the personal events. The rest of the functionalities are not present, because they were switched with other functionalities I decided to do along the way of making the application.<text:s/>The reasoning for those I will list a little later.<text:s/></text:p>
      <text:p text:style-name="Normal">The could-have and won’t-have functionalities are not integrated, since there were challenged along the way of making the project, which made the time frame of completing the application less than planned.</text:p>
      <text:p text:style-name="Normal">Overall, as I mentioned earlier, I am glad for the progress I made, since the application do not only work, but it is secure and tested with the help of validations and unit testing.</text:p>
      <text:h text:style-name="P34" text:outline-level="1"><text:bookmark-start text:name="_Toc201224749"/>What<text:s/>Changed<text:s/>Along<text:s/>The<text:s/>Way<text:bookmark-end text:name="_Toc201224749"/></text:h>
      <text:p text:style-name="Normal">As mentioned in the previous paragraph, there were things that were switched along the way of making the project.<text:s/>For example, the Admin functionalities were not listed anywhere in both documents, but they are essential to the system, so I managed to complete them, before starting to do something else. Now the Admin can manage both users and personal events, which, again, was not listed in any of the documents. Notifications are present, but were not implemented via email, but indicators in the application itself. The reason for that is, that it will become overwhelming to the user to receive email for any small change made in the system. Speaking of notifications, reminders do not repeat, but have the option to be saved, so they do not disappear from the system after 3 days. That way each user can save their reminders, if they wanted. Moreover, nowhere in the projects I list any sort of filtration, but on my reminders, invites and admin pages, there is a present filtration, that adds a nice UI/UX experience.<text:s/></text:p>
      <text:p text:style-name="Normal">Additionally, small touches were added, which were not listed anywhere in the documents as well. For example, after doing a task in the personal events, a nice animation is added to indicate a done action.<text:s/><text:soft-page-break/>There is a calendar navigation that helps the user to navigate between the different months in the calendar, which is useful and I can say a must-have functionality that I did not mention in the documents. Moreover, the sidebar is collapsible, which makes the main content on the screen more visible to the user. Lastly, the functionalities of the admin consists of banning an user, deleting an event or user and finally editing any of them.</text:p>
      <text:p text:style-name="Normal">Those changes were definitely needed in the application from the things I had listed in the documents, since they are essential for the application to feel complete. Any other functionalities would have been an extra that for the scope of the semester, would not have been possible.</text:p>
      <text:h text:style-name="P35" text:outline-level="1"><text:bookmark-start text:name="_Toc201224750"/>Reflection<text:bookmark-end text:name="_Toc201224750"/></text:h>
      <text:p text:style-name="Normal">Personally, as I already mentioned, I am glad for the overall progress of the project. There are definitely issues and improve points I would like to mention. To start with, I need to plan better for any future projects. I need to better take into consideration the time frame I have and at what knowledge I am sitting, so I know which functionalities would be possible. By doing that, there will be no unfinished things in the application, since I would not have unrealistic expectations for it. Moving on, I need to better track my progress and document more about the steps I take. By doing that I can keep track of everything that is happening, which will result in faster work and better results. One thing, I am planning to do for future projects is to have a solid<text:s/><text:span text:style-name="T36">Jira</text:span><text:span text:style-name="T37"><text:s/></text:span>planning with different sprints, so that will make me personally work more and try harder. Everything is about planning, the better the planning, the better the result. There were many times during this project, where I go deep in the coding flow and I loose track of what is happening, which results in some confusion later on.</text:p>
      <text:p text:style-name="Normal">Nevertheless, there are many positive things I can happen during this project. I learning more about the C# language and I am more comfortable with it, if there is a future project ahead.<text:s/>Not only that, but I learned a lot about how to create a good project architecture and how to securely divide the responsibility of each class, so the system can operate seamlessly. An idea I have in mind for future projects is to learn how to better operate with a<text:s/><text:span text:style-name="T38">JS framework</text:span>, which will easier my workflow and design a lot, because I will not have to use vanilla<text:s/><text:span text:style-name="T39">JS</text:span><text:span text:style-name="T40">.</text:span></text:p>
      <text:p text:style-name="Normal">Finally, this project had its ups and downs, but I learned a lot from it and the results I am presenting meet the expectations my professors, which is an achievement I am proud of.<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flection on Project Expectations vs. Actual Outcomes
( Eventflow )</dc:title>
    <dc:description/>
    <dc:subject>Created By: Dimitar Malamski</dc:subject>
    <meta:initial-creator>Malamski,Dimitar D.S.</meta:initial-creator>
    <dc:creator>Malamski,Dimitar D.S.</dc:creator>
    <meta:creation-date>2025-06-18T19:58:00Z</meta:creation-date>
    <dc:date>2025-06-19T09:25:00Z</dc:date>
    <meta:template xlink:href="Normal.dotm" xlink:type="simple"/>
    <meta:editing-cycles>6</meta:editing-cycles>
    <meta:editing-duration>PT48420S</meta:editing-duration>
    <meta:document-statistic meta:page-count="4" meta:paragraph-count="12" meta:word-count="915" meta:character-count="6122" meta:row-count="43" meta:non-whitespace-character-count="5219"/>
  </office:meta>
</office:document-meta>
</file>